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istance </text:p>
          </table:table-cell>
          <table:table-cell office:value-type="string" calcext:value-type="string">
            <text:p>Distnace 2 /mm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[.B2]*0.001" office:value-type="float" office:value="0.00001" calcext:value-type="float">
            <text:p>0.00001</text:p>
          </table:table-cell>
          <table:table-cell table:formula="of:=[.C2]*0.001" office:value-type="float" office:value="0.00001" calcext:value-type="float">
            <text:p>0.00001</text:p>
          </table:table-cell>
          <table:table-cell table:formula="of:=[.D2]*0.3362" office:value-type="float" office:value="0.000003362" calcext:value-type="float">
            <text:p>0.000003362</text:p>
          </table:table-cell>
          <table:table-cell table:formula="of:=[.E2]*0.3362" office:value-type="float" office:value="0.000003362" calcext:value-type="float">
            <text:p>0.0000033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B3]*0.001" office:value-type="float" office:value="0.00003" calcext:value-type="float">
            <text:p>0.00003</text:p>
          </table:table-cell>
          <table:table-cell table:formula="of:=[.C3]*0.001" office:value-type="float" office:value="0.00003" calcext:value-type="float">
            <text:p>0.00003</text:p>
          </table:table-cell>
          <table:table-cell table:formula="of:=[.D3]*0.3362" office:value-type="float" office:value="0.000010086" calcext:value-type="float">
            <text:p>0.000010086</text:p>
          </table:table-cell>
          <table:table-cell table:formula="of:=[.E3]*0.3362" office:value-type="float" office:value="0.000010086" calcext:value-type="float">
            <text:p>0.0000100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04" calcext:value-type="float">
            <text:p>0.04</text:p>
          </table:table-cell>
          <table:table-cell table:formula="of:=[.B4]*0.001" office:value-type="float" office:value="0.00004" calcext:value-type="float">
            <text:p>0.00004</text:p>
          </table:table-cell>
          <table:table-cell table:formula="of:=[.C4]*0.001" office:value-type="float" office:value="0.00004" calcext:value-type="float">
            <text:p>0.00004</text:p>
          </table:table-cell>
          <table:table-cell table:formula="of:=[.D4]*0.3362" office:value-type="float" office:value="0.000013448" calcext:value-type="float">
            <text:p>0.000013448</text:p>
          </table:table-cell>
          <table:table-cell table:formula="of:=[.E4]*0.3362" office:value-type="float" office:value="0.000013448" calcext:value-type="float">
            <text:p>0.0000134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formula="of:=[.B5]*0.001" office:value-type="float" office:value="0.00006" calcext:value-type="float">
            <text:p>0.00006</text:p>
          </table:table-cell>
          <table:table-cell table:formula="of:=[.C5]*0.001" office:value-type="float" office:value="0.00005" calcext:value-type="float">
            <text:p>0.00005</text:p>
          </table:table-cell>
          <table:table-cell table:formula="of:=[.D5]*0.3362" office:value-type="float" office:value="0.000020172" calcext:value-type="float">
            <text:p>0.000020172</text:p>
          </table:table-cell>
          <table:table-cell table:formula="of:=[.E5]*0.3362" office:value-type="float" office:value="0.00001681" calcext:value-type="float">
            <text:p>0.00001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[.B6]*0.001" office:value-type="float" office:value="0.00007" calcext:value-type="float">
            <text:p>0.00007</text:p>
          </table:table-cell>
          <table:table-cell table:formula="of:=[.C6]*0.001" office:value-type="float" office:value="0.00007" calcext:value-type="float">
            <text:p>0.00007</text:p>
          </table:table-cell>
          <table:table-cell table:formula="of:=[.D6]*0.3362" office:value-type="float" office:value="0.000023534" calcext:value-type="float">
            <text:p>0.000023534</text:p>
          </table:table-cell>
          <table:table-cell table:formula="of:=[.E6]*0.3362" office:value-type="float" office:value="0.000023534" calcext:value-type="float">
            <text:p>0.0000235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08" calcext:value-type="float">
            <text:p>0.08</text:p>
          </table:table-cell>
          <table:table-cell table:formula="of:=[.B7]*0.001" office:value-type="float" office:value="0.00008" calcext:value-type="float">
            <text:p>0.00008</text:p>
          </table:table-cell>
          <table:table-cell table:formula="of:=[.C7]*0.001" office:value-type="float" office:value="0.00008" calcext:value-type="float">
            <text:p>0.00008</text:p>
          </table:table-cell>
          <table:table-cell table:formula="of:=[.D7]*0.3362" office:value-type="float" office:value="0.000026896" calcext:value-type="float">
            <text:p>0.000026896</text:p>
          </table:table-cell>
          <table:table-cell table:formula="of:=[.E7]*0.3362" office:value-type="float" office:value="0.000026896" calcext:value-type="float">
            <text:p>0.0000268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B8]*0.001" office:value-type="float" office:value="0.0001" calcext:value-type="float">
            <text:p>0.0001</text:p>
          </table:table-cell>
          <table:table-cell table:formula="of:=[.C8]*0.001" office:value-type="float" office:value="0.0001" calcext:value-type="float">
            <text:p>0.0001</text:p>
          </table:table-cell>
          <table:table-cell table:formula="of:=[.D8]*0.3362" office:value-type="float" office:value="0.00003362" calcext:value-type="float">
            <text:p>0.00003362</text:p>
          </table:table-cell>
          <table:table-cell table:formula="of:=[.E8]*0.3362" office:value-type="float" office:value="0.00003362" calcext:value-type="float">
            <text:p>0.00003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table:formula="of:=[.B9]*0.001" office:value-type="float" office:value="0.00012" calcext:value-type="float">
            <text:p>0.00012</text:p>
          </table:table-cell>
          <table:table-cell table:formula="of:=[.C9]*0.001" office:value-type="float" office:value="0.00011" calcext:value-type="float">
            <text:p>0.00011</text:p>
          </table:table-cell>
          <table:table-cell table:formula="of:=[.D9]*0.3362" office:value-type="float" office:value="0.000040344" calcext:value-type="float">
            <text:p>0.000040344</text:p>
          </table:table-cell>
          <table:table-cell table:formula="of:=[.E9]*0.3362" office:value-type="float" office:value="0.000036982" calcext:value-type="float">
            <text:p>0.0000369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formula="of:=[.B10]*0.001" office:value-type="float" office:value="0.00013" calcext:value-type="float">
            <text:p>0.00013</text:p>
          </table:table-cell>
          <table:table-cell table:formula="of:=[.C10]*0.001" office:value-type="float" office:value="0.00012" calcext:value-type="float">
            <text:p>0.00012</text:p>
          </table:table-cell>
          <table:table-cell table:formula="of:=[.D10]*0.3362" office:value-type="float" office:value="0.000043706" calcext:value-type="float">
            <text:p>0.000043706</text:p>
          </table:table-cell>
          <table:table-cell table:formula="of:=[.E10]*0.3362" office:value-type="float" office:value="0.000040344" calcext:value-type="float">
            <text:p>0.000040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B11]*0.001" office:value-type="float" office:value="0.00014" calcext:value-type="float">
            <text:p>0.00014</text:p>
          </table:table-cell>
          <table:table-cell table:formula="of:=[.C11]*0.001" office:value-type="float" office:value="0.00014" calcext:value-type="float">
            <text:p>0.00014</text:p>
          </table:table-cell>
          <table:table-cell table:formula="of:=[.D11]*0.3362" office:value-type="float" office:value="0.000047068" calcext:value-type="float">
            <text:p>0.000047068</text:p>
          </table:table-cell>
          <table:table-cell table:formula="of:=[.E11]*0.3362" office:value-type="float" office:value="0.000047068" calcext:value-type="float">
            <text:p>0.000047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5:55:31.2387114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37:07.630956764</meta:creation-date>
    <dc:date>2024-12-10T15:54:17.931324693</dc:date>
    <meta:editing-duration>PT11M42S</meta:editing-duration>
    <meta:editing-cycles>3</meta:editing-cycles>
    <meta:generator>LibreOffice/24.8.3.2$Linux_X86_64 LibreOffice_project/480$Build-2</meta:generator>
    <meta:document-statistic meta:table-count="1" meta:cell-count="73" meta:object-count="0"/>
  </office:meta>
</office:document-meta>
</file>